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fo:language="es" fo:country="ES" officeooo:rsid="00053d06" officeooo:paragraph-rsid="00053d06"/>
    </style:style>
    <style:style style:name="P2" style:family="paragraph" style:parent-style-name="Standard">
      <style:paragraph-properties fo:line-height="150%"/>
      <style:text-properties style:font-name="Arial" fo:language="es" fo:country="ES" fo:font-weight="normal" officeooo:rsid="0007623d" officeooo:paragraph-rsid="0007623d" style:font-weight-asian="normal" style:font-weight-complex="normal"/>
    </style:style>
    <style:style style:name="P3" style:family="paragraph" style:parent-style-name="Standard">
      <style:paragraph-properties fo:line-height="150%"/>
      <style:text-properties style:font-name="Arial" fo:language="es" fo:country="ES" fo:font-weight="normal" officeooo:rsid="0008f623" officeooo:paragraph-rsid="0008f623" style:font-weight-asian="normal" style:font-weight-complex="normal"/>
    </style:style>
    <style:style style:name="P4" style:family="paragraph" style:parent-style-name="Standard">
      <style:paragraph-properties fo:line-height="150%"/>
      <style:text-properties fo:font-weight="normal" officeooo:rsid="000aa7f1" officeooo:paragraph-rsid="000aa7f1" style:font-weight-asian="normal" style:font-weight-complex="normal"/>
    </style:style>
    <style:style style:name="P5" style:family="paragraph" style:parent-style-name="Standard">
      <style:paragraph-properties fo:line-height="150%"/>
      <style:text-properties officeooo:paragraph-rsid="00053d06"/>
    </style:style>
    <style:style style:name="P6" style:family="paragraph" style:parent-style-name="Standard">
      <style:paragraph-properties fo:line-height="150%"/>
      <style:text-properties officeooo:paragraph-rsid="0008f623"/>
    </style:style>
    <style:style style:name="P7" style:family="paragraph" style:parent-style-name="Standard">
      <style:paragraph-properties fo:line-height="150%"/>
      <style:text-properties fo:color="#3465a4" loext:opacity="100%" style:font-name="Arial" fo:language="es" fo:country="ES" fo:font-weight="bold" officeooo:rsid="0007623d" officeooo:paragraph-rsid="0007623d" style:font-weight-asian="bold" style:font-weight-complex="bold"/>
    </style:style>
    <style:style style:name="P8" style:family="paragraph" style:parent-style-name="Standard">
      <style:paragraph-properties fo:line-height="150%"/>
      <style:text-properties style:use-window-font-color="true" loext:opacity="0%" style:font-name="Arial" fo:font-size="12pt" fo:language="es" fo:country="ES" fo:font-weight="normal" officeooo:rsid="000baf38" officeooo:paragraph-rsid="000baf38" style:font-size-asian="12pt" style:font-weight-asian="normal" style:font-size-complex="12pt" style:font-weight-complex="normal"/>
    </style:style>
    <style:style style:name="P9" style:family="paragraph" style:parent-style-name="Standard">
      <style:paragraph-properties fo:line-height="150%"/>
      <style:text-properties style:use-window-font-color="true" loext:opacity="0%" style:font-name="Arial" fo:font-size="12pt" fo:language="es" fo:country="ES" fo:font-weight="normal" officeooo:rsid="000c80d2" officeooo:paragraph-rsid="000c80d2" style:font-size-asian="12pt" style:font-weight-asian="normal" style:font-size-complex="12pt" style:font-weight-complex="normal"/>
    </style:style>
    <style:style style:name="P10" style:family="paragraph" style:parent-style-name="Standard">
      <style:paragraph-properties fo:line-height="150%" fo:break-before="page"/>
      <style:text-properties fo:color="#3465a4" loext:opacity="100%" style:font-name="Arial" fo:font-size="12pt" fo:language="es" fo:country="ES" fo:font-weight="bold" officeooo:rsid="000c80d2" officeooo:paragraph-rsid="000c80d2" style:font-size-asian="12pt" style:font-weight-asian="bold" style:font-size-complex="12pt" style:font-weight-complex="bold"/>
    </style:style>
    <style:style style:name="P11" style:family="paragraph" style:parent-style-name="Standard">
      <style:paragraph-properties fo:line-height="150%"/>
      <style:text-properties style:font-name="Arial" fo:language="es" fo:country="ES" fo:font-weight="bold" officeooo:rsid="000680c3" officeooo:paragraph-rsid="00053d06" style:font-weight-asian="bold" style:font-weight-complex="bold"/>
    </style:style>
    <style:style style:name="P12" style:family="paragraph" style:parent-style-name="Standard">
      <style:paragraph-properties fo:line-height="150%"/>
      <style:text-properties style:font-name="Arial" fo:language="es" fo:country="ES" fo:font-weight="bold" officeooo:rsid="000680c3" officeooo:paragraph-rsid="000680c3" style:font-weight-asian="bold" style:font-weight-complex="bold"/>
    </style:style>
    <style:style style:name="P13" style:family="paragraph" style:parent-style-name="Standard">
      <style:paragraph-properties fo:line-height="150%"/>
      <style:text-properties style:font-name="Arial" fo:language="es" fo:country="ES" fo:font-weight="bold" officeooo:rsid="000680c3" officeooo:paragraph-rsid="0006914f" style:font-weight-asian="bold" style:font-weight-complex="bold"/>
    </style:style>
    <style:style style:name="P14" style:family="paragraph" style:parent-style-name="Standard">
      <style:paragraph-properties fo:line-height="150%"/>
      <style:text-properties style:font-name="Arial" fo:language="es" fo:country="ES" officeooo:rsid="000680c3" officeooo:paragraph-rsid="000680c3"/>
    </style:style>
    <style:style style:name="P15" style:family="paragraph" style:parent-style-name="Standard">
      <style:paragraph-properties fo:line-height="150%"/>
      <style:text-properties style:font-name="Arial" fo:language="es" fo:country="ES" fo:font-weight="normal" officeooo:rsid="000680c3" officeooo:paragraph-rsid="000680c3" style:font-weight-asian="normal" style:font-weight-complex="normal"/>
    </style:style>
    <style:style style:name="P16" style:family="paragraph" style:parent-style-name="Standard">
      <style:paragraph-properties fo:line-height="150%"/>
      <style:text-properties style:font-name="Arial" fo:language="es" fo:country="ES" fo:font-weight="normal" officeooo:rsid="0006914f" officeooo:paragraph-rsid="0007623d" style:font-weight-asian="normal" style:font-weight-complex="normal"/>
    </style:style>
    <style:style style:name="P17" style:family="paragraph" style:parent-style-name="Standard">
      <style:paragraph-properties fo:line-height="150%"/>
      <style:text-properties style:font-name="Arial" fo:language="es" fo:country="ES" fo:font-weight="normal" officeooo:rsid="0006914f" officeooo:paragraph-rsid="0006914f" style:font-weight-asian="normal" style:font-weight-complex="normal"/>
    </style:style>
    <style:style style:name="P18" style:family="paragraph" style:parent-style-name="Standard">
      <style:paragraph-properties fo:line-height="150%"/>
      <style:text-properties style:font-name="Arial" fo:language="es" fo:country="ES" fo:font-weight="normal" officeooo:rsid="0007623d" officeooo:paragraph-rsid="0007623d" style:font-weight-asian="normal" style:font-weight-complex="normal"/>
    </style:style>
    <style:style style:name="P19" style:family="paragraph" style:parent-style-name="Standard">
      <style:paragraph-properties fo:line-height="150%"/>
      <style:text-properties style:font-name="Arial" fo:language="es" fo:country="ES" officeooo:rsid="0006914f" officeooo:paragraph-rsid="0006914f"/>
    </style:style>
    <style:style style:name="P20" style:family="paragraph" style:parent-style-name="Standard">
      <style:paragraph-properties fo:line-height="150%"/>
      <style:text-properties style:font-name="Arial" fo:language="es" fo:country="ES" officeooo:rsid="00053d06" officeooo:paragraph-rsid="00053d06" fo:background-color="transparent"/>
    </style:style>
    <style:style style:name="P21" style:family="paragraph" style:parent-style-name="Standard">
      <style:paragraph-properties fo:line-height="150%"/>
      <style:text-properties style:font-name="Arial" fo:font-size="12pt" fo:language="es" fo:country="ES" fo:font-weight="normal" officeooo:rsid="000aa7f1" officeooo:paragraph-rsid="000aa7f1" style:font-size-asian="12pt" style:font-weight-asian="normal" style:font-size-complex="12pt" style:font-weight-complex="normal"/>
    </style:style>
    <style:style style:name="P22" style:family="paragraph" style:parent-style-name="Standard">
      <style:paragraph-properties fo:line-height="150%"/>
      <style:text-properties style:font-name="Arial" fo:font-size="12pt" fo:language="es" fo:country="ES" fo:font-weight="bold" officeooo:rsid="000aa7f1" officeooo:paragraph-rsid="000aa7f1" style:font-size-asian="12pt" style:font-weight-asian="bold" style:font-size-complex="12pt" style:font-weight-complex="bold"/>
    </style:style>
    <style:style style:name="P23" style:family="paragraph" style:parent-style-name="Standard">
      <style:paragraph-properties fo:line-height="150%"/>
      <style:text-properties fo:color="#3465a4" loext:opacity="100%" style:font-name="Arial" fo:language="es" fo:country="ES" fo:font-weight="bold" officeooo:rsid="000680c3" officeooo:paragraph-rsid="000680c3" style:font-weight-asian="bold" style:font-weight-complex="bold"/>
    </style:style>
    <style:style style:name="P24" style:family="paragraph" style:parent-style-name="Standard">
      <style:paragraph-properties fo:line-height="150%"/>
      <style:text-properties fo:color="#3465a4" loext:opacity="100%" style:font-name="Arial" fo:language="es" fo:country="ES" fo:font-weight="bold" officeooo:rsid="000680c3" officeooo:paragraph-rsid="0006914f" style:font-weight-asian="bold" style:font-weight-complex="bold"/>
    </style:style>
    <style:style style:name="P25" style:family="paragraph" style:parent-style-name="Standard">
      <style:paragraph-properties fo:line-height="150%"/>
      <style:text-properties fo:color="#3465a4" loext:opacity="100%" style:font-name="Arial" fo:language="es" fo:country="ES" fo:font-weight="bold" officeooo:rsid="0007623d" officeooo:paragraph-rsid="0007623d" style:font-weight-asian="bold" style:font-weight-complex="bold"/>
    </style:style>
    <style:style style:name="P26" style:family="paragraph" style:parent-style-name="Standard">
      <style:paragraph-properties fo:line-height="150%"/>
      <style:text-properties fo:color="#3465a4" loext:opacity="100%" style:font-name="Arial" fo:font-size="12pt" fo:language="es" fo:country="ES" fo:font-weight="bold" officeooo:rsid="000aa7f1" officeooo:paragraph-rsid="000aa7f1" style:font-size-asian="12pt" style:font-weight-asian="bold" style:font-size-complex="12pt" style:font-weight-complex="bold"/>
    </style:style>
    <style:style style:name="P27" style:family="paragraph" style:parent-style-name="Standard">
      <style:paragraph-properties fo:line-height="150%"/>
      <style:text-properties fo:color="#3465a4" loext:opacity="100%" style:font-name="Arial" fo:font-size="12pt" fo:language="es" fo:country="ES" fo:font-weight="bold" officeooo:rsid="000c80d2" officeooo:paragraph-rsid="000c80d2" style:font-size-asian="12pt" style:font-weight-asian="bold" style:font-size-complex="12pt" style:font-weight-complex="bold"/>
    </style:style>
    <style:style style:name="P28" style:family="paragraph" style:parent-style-name="Standard">
      <style:paragraph-properties fo:line-height="150%"/>
      <style:text-properties fo:color="#3465a4" loext:opacity="100%" style:font-name="Arial" fo:font-size="18pt" fo:language="es" fo:country="ES" fo:font-weight="bold" officeooo:rsid="00053d06" officeooo:paragraph-rsid="00053d06" fo:background-color="transparent" style:font-size-asian="18pt" style:font-weight-asian="bold" style:font-size-complex="18pt" style:font-weight-complex="bold"/>
    </style:style>
    <style:style style:name="P29" style:family="paragraph" style:parent-style-name="Standard">
      <style:text-properties fo:color="#3465a4" loext:opacity="100%" style:font-name="Arial" fo:font-size="12pt" style:text-underline-style="none" fo:font-weight="bold" officeooo:rsid="00076865" officeooo:paragraph-rsid="000f3ae6" style:font-size-asian="12pt" style:font-weight-asian="bold" style:font-size-complex="12pt" style:font-weight-complex="bold"/>
    </style:style>
    <style:style style:name="P30" style:family="paragraph" style:parent-style-name="Standard">
      <style:text-properties fo:color="#3465a4" loext:opacity="100%" style:font-name="Arial" fo:font-size="12pt" style:text-underline-style="none" fo:font-weight="bold" officeooo:rsid="001010f6" officeooo:paragraph-rsid="000f3ae6" style:font-size-asian="12pt" style:font-weight-asian="bold" style:font-size-complex="12pt" style:font-weight-complex="bold"/>
    </style:style>
    <style:style style:name="P31" style:family="paragraph" style:parent-style-name="Standard">
      <style:text-properties fo:color="#3465a4" loext:opacity="100%" style:font-name="Arial" fo:font-size="12pt" style:text-underline-style="none" fo:font-weight="bold" officeooo:rsid="000fa92c" officeooo:paragraph-rsid="000fa92c" style:font-size-asian="10.5pt" style:font-weight-asian="bold" style:font-size-complex="12pt" style:font-weight-complex="bold"/>
    </style:style>
    <style:style style:name="P32" style:family="paragraph" style:parent-style-name="Standard">
      <style:text-properties fo:color="#3465a4" loext:opacity="100%" fo:font-weight="bold" officeooo:rsid="000fa92c" officeooo:paragraph-rsid="000fa92c" style:font-weight-asian="bold" style:font-weight-complex="bold"/>
    </style:style>
    <style:style style:name="P33" style:family="paragraph" style:parent-style-name="Standard">
      <style:paragraph-properties fo:line-height="150%"/>
      <style:text-properties style:use-window-font-color="true" loext:opacity="0%" style:font-name="Arial" fo:font-size="12pt" fo:language="es" fo:country="ES" fo:font-weight="normal" officeooo:rsid="000c80d2" officeooo:paragraph-rsid="000c80d2" style:font-size-asian="12pt" style:font-weight-asian="normal" style:font-size-complex="12pt" style:font-weight-complex="normal"/>
    </style:style>
    <style:style style:name="P34" style:family="paragraph" style:parent-style-name="Standard">
      <style:paragraph-properties fo:line-height="150%"/>
      <style:text-properties style:use-window-font-color="true" loext:opacity="0%" style:font-name="Arial" fo:font-size="12pt" fo:language="es" fo:country="ES" fo:font-weight="normal" officeooo:rsid="000367d3" officeooo:paragraph-rsid="000f3ae6" style:font-size-asian="12pt" style:font-weight-asian="normal" style:font-size-complex="12pt" style:font-weight-complex="normal"/>
    </style:style>
    <style:style style:name="P35" style:family="paragraph" style:parent-style-name="Standard">
      <style:paragraph-properties fo:line-height="150%"/>
      <style:text-properties style:use-window-font-color="true" loext:opacity="0%" style:font-name="Arial" fo:font-size="12pt" fo:language="es" fo:country="ES" style:text-underline-style="none" fo:font-weight="normal" officeooo:rsid="00057719" officeooo:paragraph-rsid="000f3ae6" style:font-size-asian="12pt" style:font-weight-asian="normal" style:font-size-complex="12pt" style:font-weight-complex="normal"/>
    </style:style>
    <style:style style:name="P36" style:family="paragraph" style:parent-style-name="Standard">
      <style:paragraph-properties fo:line-height="150%"/>
      <style:text-properties style:use-window-font-color="true" loext:opacity="0%" style:font-name="Arial" fo:font-size="12pt" fo:language="es" fo:country="ES" style:text-underline-style="none" fo:font-weight="normal" officeooo:rsid="00076865" officeooo:paragraph-rsid="000f3ae6" style:font-size-asian="12pt" style:font-weight-asian="normal" style:font-size-complex="12pt" style:font-weight-complex="normal"/>
    </style:style>
    <style:style style:name="P37" style:family="paragraph" style:parent-style-name="Standard">
      <style:paragraph-properties fo:line-height="150%"/>
      <style:text-properties style:use-window-font-color="true" loext:opacity="0%" style:font-name="Arial" fo:font-size="12pt" fo:language="es" fo:country="ES" style:text-underline-style="none" fo:font-weight="normal" officeooo:rsid="0007db76" officeooo:paragraph-rsid="000f3ae6" style:font-size-asian="12pt" style:font-weight-asian="normal" style:font-size-complex="12pt" style:font-weight-complex="normal"/>
    </style:style>
    <style:style style:name="P38" style:family="paragraph" style:parent-style-name="Standard">
      <style:paragraph-properties fo:line-height="150%"/>
      <style:text-properties style:use-window-font-color="true" loext:opacity="0%" style:font-name="Arial" fo:font-size="12pt" fo:language="es" fo:country="ES" style:text-underline-style="none" fo:font-weight="normal" officeooo:rsid="00081a3b" officeooo:paragraph-rsid="000f3ae6" style:font-size-asian="12pt" style:font-weight-asian="normal" style:font-size-complex="12pt" style:font-weight-complex="normal"/>
    </style:style>
    <style:style style:name="P39" style:family="paragraph" style:parent-style-name="Standard">
      <style:paragraph-properties fo:line-height="150%"/>
      <style:text-properties style:use-window-font-color="true" loext:opacity="0%" style:font-name="Arial" fo:font-size="12pt" fo:language="es" fo:country="ES" style:text-underline-style="none" fo:font-weight="normal" officeooo:rsid="0011c570" officeooo:paragraph-rsid="000f3ae6" style:font-size-asian="10.5pt" style:font-weight-asian="normal" style:font-size-complex="12pt" style:font-weight-complex="normal"/>
    </style:style>
    <style:style style:name="P40" style:family="paragraph" style:parent-style-name="Standard">
      <style:text-properties style:use-window-font-color="true" loext:opacity="0%" style:font-name="Arial" style:text-underline-style="none" fo:font-weight="normal" officeooo:rsid="00074768" officeooo:paragraph-rsid="000f3ae6" style:font-weight-asian="normal" style:font-weight-complex="normal"/>
    </style:style>
    <style:style style:name="P41" style:family="paragraph" style:parent-style-name="Standard">
      <style:text-properties style:use-window-font-color="true" loext:opacity="0%" style:font-name="Arial" style:text-underline-style="none" fo:font-weight="normal" officeooo:rsid="00076865" officeooo:paragraph-rsid="000f3ae6" style:font-weight-asian="normal" style:font-weight-complex="normal"/>
    </style:style>
    <style:style style:name="P42" style:family="paragraph" style:parent-style-name="Standard">
      <style:text-properties style:use-window-font-color="true" loext:opacity="0%" style:font-name="Arial" style:text-underline-style="none" fo:font-weight="normal" officeooo:rsid="0007db76" officeooo:paragraph-rsid="000f3ae6" style:font-weight-asian="normal" style:font-weight-complex="normal"/>
    </style:style>
    <style:style style:name="P43" style:family="paragraph" style:parent-style-name="Standard">
      <style:text-properties style:text-underline-style="none" fo:font-weight="normal" officeooo:rsid="000400c1" officeooo:paragraph-rsid="000f3ae6" style:font-weight-asian="normal" style:font-weight-complex="normal"/>
    </style:style>
    <style:style style:name="P44" style:family="paragraph" style:parent-style-name="Standard">
      <style:text-properties style:text-underline-style="none" fo:font-weight="normal" officeooo:rsid="0004c882" officeooo:paragraph-rsid="000f3ae6" style:font-weight-asian="normal" style:font-weight-complex="normal"/>
    </style:style>
    <style:style style:name="P45" style:family="paragraph" style:parent-style-name="Standard">
      <style:text-properties officeooo:paragraph-rsid="000f3ae6"/>
    </style:style>
    <style:style style:name="P46" style:family="paragraph" style:parent-style-name="Standard">
      <style:text-properties style:font-name="Arial" style:text-underline-style="none" fo:font-weight="normal" officeooo:rsid="000367d3" officeooo:paragraph-rsid="000f3ae6" style:font-weight-asian="normal" style:font-weight-complex="normal"/>
    </style:style>
    <style:style style:name="P47" style:family="paragraph" style:parent-style-name="Standard">
      <style:paragraph-properties fo:line-height="150%"/>
      <style:text-properties style:font-name="Arial" style:text-underline-style="none" fo:font-weight="normal" officeooo:rsid="0003a9f8" officeooo:paragraph-rsid="000f3ae6" style:font-weight-asian="normal" style:font-weight-complex="normal"/>
    </style:style>
    <style:style style:name="P48" style:family="paragraph" style:parent-style-name="Standard">
      <style:text-properties style:font-name="Arial" officeooo:rsid="00024af3" officeooo:paragraph-rsid="000f3ae6"/>
    </style:style>
    <style:style style:name="P49" style:family="paragraph" style:parent-style-name="Standard">
      <style:paragraph-properties fo:line-height="150%"/>
      <style:text-properties style:font-name="Arial" officeooo:rsid="000367d3" officeooo:paragraph-rsid="000f3ae6"/>
    </style:style>
    <style:style style:name="P50" style:family="paragraph" style:parent-style-name="Standard">
      <style:text-properties style:font-name="Arial" fo:font-size="12pt" style:text-underline-style="none" fo:font-weight="normal" officeooo:rsid="00076865" officeooo:paragraph-rsid="000f3ae6" style:font-size-asian="12pt" style:font-weight-asian="normal" style:font-size-complex="12pt" style:font-weight-complex="normal"/>
    </style:style>
    <style:style style:name="P51" style:family="paragraph" style:parent-style-name="Standard">
      <style:text-properties style:font-name="Arial" fo:font-size="12pt" style:text-underline-style="none" fo:font-weight="normal" officeooo:rsid="0007db76" officeooo:paragraph-rsid="000f3ae6" style:font-size-asian="12pt" style:font-weight-asian="normal" style:font-size-complex="12pt" style:font-weight-complex="normal"/>
    </style:style>
    <style:style style:name="P52" style:family="paragraph" style:parent-style-name="Standard">
      <style:text-properties style:font-name="Arial" fo:font-size="12pt" style:text-underline-style="none" fo:font-weight="normal" officeooo:rsid="001010f6" officeooo:paragraph-rsid="000f3ae6" style:font-size-asian="10.5pt" style:font-weight-asian="normal" style:font-size-complex="12pt" style:font-weight-complex="normal"/>
    </style:style>
    <style:style style:name="P53" style:family="paragraph" style:parent-style-name="Standard">
      <style:text-properties style:font-name="Arial" fo:font-size="12pt" style:text-underline-style="none" fo:font-weight="normal" officeooo:rsid="000fa92c" officeooo:paragraph-rsid="000fa92c" style:font-size-asian="10.5pt" style:font-weight-asian="normal" style:font-size-complex="12pt" style:font-weight-complex="normal"/>
    </style:style>
    <style:style style:name="P54" style:family="paragraph" style:parent-style-name="Standard">
      <style:text-properties fo:color="#000000" loext:opacity="100%" style:font-name="Arial" fo:font-size="12pt" style:text-underline-style="none" fo:font-weight="normal" officeooo:rsid="000fa92c" officeooo:paragraph-rsid="000fa92c" style:font-size-asian="10.5pt" style:font-weight-asian="normal" style:font-size-complex="12pt" style:font-weight-complex="normal"/>
    </style:style>
    <style:style style:name="P55" style:family="paragraph" style:parent-style-name="Standard">
      <style:text-properties fo:color="#000000" loext:opacity="100%" style:font-name="Arial" fo:font-size="12pt" style:text-underline-style="none" fo:font-weight="bold" officeooo:rsid="000fa92c" officeooo:paragraph-rsid="000fa92c" style:font-size-asian="10.5pt" style:font-weight-asian="bold" style:font-size-complex="12pt" style:font-weight-complex="bold"/>
    </style:style>
    <style:style style:name="P56" style:family="paragraph" style:parent-style-name="Standard">
      <style:text-properties fo:color="#000000" loext:opacity="100%" fo:font-weight="normal" officeooo:rsid="000fa92c" officeooo:paragraph-rsid="000fa92c" style:font-weight-asian="normal" style:font-weight-complex="normal"/>
    </style:style>
    <style:style style:name="P57" style:family="paragraph" style:parent-style-name="Standard">
      <style:text-properties officeooo:paragraph-rsid="000fa92c"/>
    </style:style>
    <style:style style:name="P58" style:family="paragraph" style:parent-style-name="Standard">
      <style:text-properties officeooo:rsid="000fa92c" officeooo:paragraph-rsid="000fa92c"/>
    </style:style>
    <style:style style:name="P59" style:family="paragraph" style:parent-style-name="Standard">
      <style:text-properties officeooo:rsid="0010d049" officeooo:paragraph-rsid="0010d049"/>
    </style:style>
    <style:style style:name="P60" style:family="paragraph" style:parent-style-name="Standard">
      <style:paragraph-properties fo:line-height="150%" fo:break-before="page"/>
      <style:text-properties fo:color="#3465a4" loext:opacity="100%" style:font-name="Arial" fo:font-size="12pt" fo:language="es" fo:country="ES" fo:font-weight="bold" officeooo:rsid="000c80d2" officeooo:paragraph-rsid="000c80d2" style:font-size-asian="12pt" style:font-weight-asian="bold" style:font-size-complex="12pt" style:font-weight-complex="bold"/>
    </style:style>
    <style:style style:name="P61" style:family="paragraph" style:parent-style-name="Standard">
      <style:paragraph-properties fo:line-height="150%" fo:break-before="page"/>
      <style:text-properties fo:color="#3465a4" loext:opacity="100%" style:font-name="Arial" fo:font-size="18pt" fo:language="es" fo:country="ES" fo:font-weight="bold" officeooo:rsid="0008f623" officeooo:paragraph-rsid="0008f623" fo:background-color="transparent" style:font-size-asian="18pt" style:font-weight-asian="bold" style:font-size-complex="18pt" style:font-weight-complex="bold"/>
    </style:style>
    <style:style style:name="P62" style:family="paragraph" style:parent-style-name="Standard">
      <style:paragraph-properties fo:line-height="150%" fo:break-before="page"/>
      <style:text-properties fo:color="#3465a4" loext:opacity="100%" style:font-name="Arial" fo:font-size="18pt" fo:language="es" fo:country="ES" style:text-underline-style="none" fo:font-weight="bold" officeooo:rsid="000fa92c" officeooo:paragraph-rsid="000fa92c" fo:background-color="transparent" style:font-size-asian="18pt" style:font-weight-asian="bold" style:font-size-complex="18pt" style:font-weight-complex="bold"/>
    </style:style>
    <style:style style:name="T1" style:family="text">
      <style:text-properties style:font-name="Arial" fo:language="es" fo:country="ES" officeooo:rsid="00053d06"/>
    </style:style>
    <style:style style:name="T2" style:family="text">
      <style:text-properties style:font-name="Arial" fo:language="es" fo:country="ES" officeooo:rsid="000680c3"/>
    </style:style>
    <style:style style:name="T3" style:family="text">
      <style:text-properties style:font-name="Arial" fo:font-size="12pt" fo:language="es" fo:country="ES" fo:font-weight="normal" officeooo:rsid="0008f623" style:font-size-asian="12pt" style:font-weight-asian="normal" style:font-size-complex="12pt" style:font-weight-complex="normal"/>
    </style:style>
    <style:style style:name="T4" style:family="text">
      <style:text-properties style:font-name="Arial" fo:font-size="12pt" fo:language="es" fo:country="ES" fo:font-weight="normal" officeooo:rsid="000aa7f1" style:font-size-asian="12pt" style:font-weight-asian="normal" style:font-size-complex="12pt" style:font-weight-complex="normal"/>
    </style:style>
    <style:style style:name="T5" style:family="text">
      <style:text-properties style:font-name="Arial" fo:font-size="12pt" fo:language="es" fo:country="ES" style:font-size-asian="12pt" style:font-size-complex="12pt"/>
    </style:style>
    <style:style style:name="T6" style:family="text">
      <style:text-properties style:font-name="Arial" fo:font-size="12pt" fo:language="es" fo:country="ES" officeooo:rsid="000baf38" style:font-size-asian="12pt" style:font-size-complex="12pt"/>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11c570"/>
    </style:style>
    <style:style style:name="T9" style:family="text">
      <style:text-properties officeooo:rsid="0008f623"/>
    </style:style>
    <style:style style:name="T10" style:family="text">
      <style:text-properties fo:font-weight="bold" style:font-weight-asian="bold" style:font-weight-complex="bold"/>
    </style:style>
    <style:style style:name="T11" style:family="text">
      <style:text-properties fo:font-weight="bold" officeooo:rsid="0008f623" style:font-weight-asian="bold" style:font-weight-complex="bold"/>
    </style:style>
    <style:style style:name="T12" style:family="text">
      <style:text-properties officeooo:rsid="000c80d2"/>
    </style:style>
    <style:style style:name="T13" style:family="text">
      <style:text-properties officeooo:rsid="000367d3"/>
    </style:style>
    <style:style style:name="T14" style:family="text">
      <style:text-properties officeooo:rsid="000f3ae6"/>
    </style:style>
    <style:style style:name="T15" style:family="text">
      <style:text-properties officeooo:rsid="0003a9f8"/>
    </style:style>
    <style:style style:name="T16" style:family="text">
      <style:text-properties style:use-window-font-color="true" loext:opacity="0%" fo:font-size="12pt" fo:language="es" fo:country="ES" style:font-size-asian="12pt" style:font-size-complex="12pt"/>
    </style:style>
    <style:style style:name="T17" style:family="text">
      <style:text-properties style:use-window-font-color="true" loext:opacity="0%" fo:font-size="12pt" fo:language="es" fo:country="ES" fo:font-weight="normal" style:font-size-asian="12pt" style:font-weight-asian="normal" style:font-size-complex="12pt" style:font-weight-complex="normal"/>
    </style:style>
    <style:style style:name="T18" style:family="text">
      <style:text-properties style:text-underline-style="none" fo:font-weight="normal" officeooo:rsid="000400c1" style:font-weight-asian="normal" style:font-weight-complex="normal"/>
    </style:style>
    <style:style style:name="T19" style:family="text">
      <style:text-properties style:text-underline-style="none" fo:font-weight="normal" officeooo:rsid="0004c882" style:font-weight-asian="normal" style:font-weight-complex="normal"/>
    </style:style>
    <style:style style:name="T20" style:family="text">
      <style:text-properties officeooo:rsid="0007db76"/>
    </style:style>
    <style:style style:name="T21" style:family="text">
      <style:text-properties officeooo:rsid="00081a3b"/>
    </style:style>
    <style:style style:name="T22" style:family="text">
      <style:text-properties officeooo:rsid="0011c570"/>
    </style:style>
    <style:style style:name="T23" style:family="text">
      <style:text-properties officeooo:rsid="00103395"/>
    </style:style>
    <style:style style:name="T24" style:family="text">
      <style:text-properties fo:color="#000000" loext:opacity="100%" style:font-name="Arial" fo:font-size="12pt" style:text-underline-style="none" fo:font-weight="normal" style:font-size-asian="10.5pt" style:font-weight-asian="normal" style:font-size-complex="12pt" style:font-weight-complex="normal"/>
    </style:style>
    <style:style style:name="T25" style:family="text">
      <style:text-properties fo:color="#000000" loext:opacity="100%" style:font-name="Arial" fo:font-size="12pt" style:text-underline-style="none" fo:font-weight="normal" officeooo:rsid="000fa92c" style:font-size-asian="10.5pt" style:font-weight-asian="normal" style:font-size-complex="12pt" style:font-weight-complex="normal"/>
    </style:style>
    <style:style style:name="T26" style:family="text">
      <style:text-properties style:font-name="Arial" fo:font-size="12pt" style:text-underline-style="none" style:font-size-asian="10.5pt" style:font-size-complex="12pt"/>
    </style:style>
    <style:style style:name="T27" style:family="text">
      <style:text-properties officeooo:rsid="0010d0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27">1. </text:span>Conceptos sobre el desarrollo en entornos web.</text:p>
      <text:p text:style-name="P20"/>
      <text:p text:style-name="P1">Vivimos rodeados de cosas que son fruto del diseño, proceso con el que se pretende: funcionalidad, comodidad, atractivo, etc.</text:p>
      <text:p text:style-name="P1"/>
      <text:p text:style-name="P1">El diseño es el proceso previo de la búsqueda de una solución en cualquier campo y necesita varias fases de investigación: análisis, modelado, ajustes y adaptaciones previas.</text:p>
      <text:p text:style-name="P1"/>
      <text:p text:style-name="P5"><text:span text:style-name="T1">Diseñar es una tarea con un conjunto de requisitos (técnicos, sociales y económicos), de unas necesidades concretas (tamaño, forma, color…) , pensado y relacionado con el entorno. Por lo tanto las personas que se dedican a diseñar, </text:span><text:span text:style-name="T2">serán</text:span><text:span text:style-name="T1"> eficaces </text:span><text:span text:style-name="T2">comunicando</text:span><text:span text:style-name="T1"> esos mensajes visuales </text:span><text:span text:style-name="T2">mediante elementos y conocimientos.</text:span></text:p>
      <text:p text:style-name="P11"/>
      <text:p text:style-name="P12">- Estructura → layout.</text:p>
      <text:p text:style-name="P12">- Diseño estético.</text:p>
      <text:p text:style-name="P12">- Arquitectura de información.</text:p>
      <text:p text:style-name="P12">- Limitaciones o ventajas por desarrollar en un entorno cliente-servidor.</text:p>
      <text:p text:style-name="P14"/>
      <text:p text:style-name="P14"/>
      <text:p text:style-name="P23">Estructura.</text:p>
      <text:p text:style-name="P14"/>
      <text:p text:style-name="P14">Estructura hace referencia a la morfología de lo que se diseña, disposición de los elementos y que elementos necesitamos.</text:p>
      <text:p text:style-name="P14">Escoger los elementos estrictamente necesarios para nuestros proyectos y distribuirlos adecuadamente para que los usuarios se sientas cómodos, productivos, atraídos.</text:p>
      <text:p text:style-name="P14">Desarrollo de calidad = creatividad gracias a referencias de calidad.</text:p>
      <text:p text:style-name="P14"/>
      <text:p text:style-name="P23">Estética.</text:p>
      <text:p text:style-name="P12"/>
      <text:p text:style-name="P15">Es un factor de gran importancia, porque puede condicionar el uso de nuestra página web, gracias a la percepción de nuestros sentidos (imágenes, sonidos, impresiones…).</text:p>
      <text:p text:style-name="P19">Elementos que hay que dominar, geometría, colisión elementos layout, formas, medidas, colores, la tipografía, iconografía,la disposición y composición.</text:p>
      <text:p text:style-name="P19"/>
      <text:p text:style-name="P13"/>
      <text:p text:style-name="P24"><text:soft-page-break/>Arquitectura de información.</text:p>
      <text:p text:style-name="P24"/>
      <text:p text:style-name="P16">Es el resultado de organizar, clasificar, ordenar, estructurar y describir los contenidos de una aplicación o sitio web. Esta arquitectura, es el esqueleto de la web, dependiendo de esta estructura dependerán otros elementos de diseño.</text:p>
      <text:p text:style-name="P16"/>
      <text:p text:style-name="P17">Mientras que la usabilidad representa el grado con el que el usuario puede</text:p>
      <text:p text:style-name="P17">acometer eficaz, eficiente y satisfactoriamente tareas interactivas, la ‘findability’ representa el grado con el que el usuario puede acometer un tipo concreto de estas tareas, las de</text:p>
      <text:p text:style-name="P17">recuperación de información.</text:p>
      <text:p text:style-name="P17"/>
      <text:p text:style-name="P7">Usabilidad.</text:p>
      <text:p text:style-name="P7"/>
      <text:p text:style-name="P2">La usabilidad en contextos web se refiere a la facilidad con que las personas pueden utilizar una página o una aplicación web con el fin de alcanzar un objetivo concreto.</text:p>
      <text:p text:style-name="P2"/>
      <text:p text:style-name="P2">Claridad y la elegancia con que se diseña la interacción con un sitio web.</text:p>
      <text:p text:style-name="P2"/>
      <text:p text:style-name="P2">Lograr un equilibrio entre la estética y la funcionalidad que permita facilitar el uso y la navegabilidad de nuestro sitio pero también maximizar la eficiencia del usuario en el proceso.</text:p>
      <text:p text:style-name="P2"/>
      <text:p text:style-name="P7">Accesibilidad.</text:p>
      <text:p text:style-name="P7"/>
      <text:p text:style-name="P2">La accesibilidad de un producto o sitio web es definida como la “posibilidad de que pueda ser accedido y usado por el mayor número posible de personas, indiferentemente de las</text:p>
      <text:p text:style-name="P2">limitaciones propias del individuo o de las derivadas del contexto de uso”.</text:p>
      <text:p text:style-name="P2"/>
      <text:p text:style-name="P7">El desarrollo web en entornos cliente/servidor.</text:p>
      <text:p text:style-name="P7"/>
      <text:p text:style-name="P2">La configuración arquitectónica más habitual se basa en el modelo denominado Cliente/Servidor, basado en la idea de servicio, en el que el cliente es un componente consumidor de servicios y el servidor es un proceso proveedor de servicios.</text:p>
      <text:p text:style-name="P2"/>
      <text:p text:style-name="P2"><text:span text:style-name="T9">C</text:span>apas fundamentales: <text:span text:style-name="T10">capa de presentación</text:span> <text:span text:style-name="T9">(cliente)</text:span>, <text:span text:style-name="T10">capa de la lógica de</text:span></text:p>
      <text:p text:style-name="P2"><text:soft-page-break/><text:span text:style-name="T10">negocio </text:span><text:span text:style-name="T9">(cliente y/o servidor)</text:span> y <text:span text:style-name="T10">capa de persistencia </text:span><text:span text:style-name="T11">o datos</text:span>. <text:span text:style-name="T9">(almacenamiento de datos, GGBBDD).</text:span></text:p>
      <text:p text:style-name="P2"/>
      <text:p text:style-name="P3">El diseño de estas capas influye en la selección del modelo de programación, estos modelos los podemos clasificar según:</text:p>
      <text:p text:style-name="P3"/>
      <text:p text:style-name="P3"><text:span text:style-name="T7">Tamaño de los componentes</text:span>: Fat Client→thin Server o Fat Server→ thin Client</text:p>
      <text:p text:style-name="P3"/>
      <text:p text:style-name="P3"><text:span text:style-name="T7">Naturaleza del servicio ofrecido</text:span>: servidores de ficheros, servidores de BBDD, servidores de transacciones, servidores <text:s/>de objetos o servidores web.</text:p>
      <text:p text:style-name="P3"/>
      <text:p text:style-name="P3"><text:span text:style-name="T7">Reparto de funciones entre cliente y servidor</text:span>: Lo más habitual es tener una configuración</text:p>
      <text:p text:style-name="P3">cliente/servidor de dos o tres capas, dependiendo de si las capas de negocio y datos se</text:p>
      <text:p text:style-name="P3">agrupan (modelo en dos capas) o si se separan (modelo en tres capas). Igual en software y hardware.</text:p>
      <text:p text:style-name="P61"><text:span text:style-name="T27">2. </text:span>Interfaces Web.</text:p>
      <text:p text:style-name="P6"><text:span text:style-name="T3">El concepto de interfaz es muy amplio y se refiere a todo sistema que permite el contacto y la funcionalidad entre dos sistemas diferentes: </text:span><text:span text:style-name="T4">humano → sistema.</text:span></text:p>
      <text:p text:style-name="P21">A la hora de diseñar un interface de usuario se busca proporcionar un elevado grado de funcionalidad para hacer el acceso lo más sencillo y atractivo posible.</text:p>
      <text:p text:style-name="P21">Una web fracasará si su interface no permite un cómodo y rápido acceso a los contenidos por parte del usuario, aunque sus contenidos sean de calidad.</text:p>
      <text:p text:style-name="P21"/>
      <text:p text:style-name="P26">Objetivo de un interface.</text:p>
      <text:p text:style-name="P22"/>
      <text:p text:style-name="P21">Proporcionar una usabilidad que permita realizar las tareas de la mejor forma posible:</text:p>
      <text:p text:style-name="P22">Simplicidad y coherencia.</text:p>
      <text:p text:style-name="P21">La simplicidad es crucial para que el usuario vuelva. Los elementos gráficos o textuales que la componen, deben de ser claros y de fácil identificación.</text:p>
      <text:p text:style-name="P4"><text:span text:style-name="T5">También la </text:span><text:span text:style-name="T6">relación</text:span><text:span text:style-name="T5"> entre los diferentes elementos que la componen debe de ser coherente </text:span><text:span text:style-name="T6">y su ubicación</text:span><text:span text:style-name="T5">.</text:span></text:p>
      <text:p text:style-name="P21"/>
      <text:p text:style-name="P26">Principios fundamentales para el diseño de un interface</text:p>
      <text:p text:style-name="P8">1-Claridad y sencilla de comprender y desenvolverse en ella.</text:p>
      <text:p text:style-name="P8">2-Fomentar interacción con el usuario.</text:p>
      <text:p text:style-name="P8">3-Evitar exceso de material.</text:p>
      <text:p text:style-name="P8">4-Permitir que el usuario tenga el control (cómo y cuando moverse)</text:p>
      <text:p text:style-name="P8">5-<text:span text:style-name="T12">Definir una acción primaria por página.</text:span></text:p>
      <text:p text:style-name="P9">6-Mantener las acciones secundarias en segundo lugar.</text:p>
      <text:p text:style-name="P9">7-Anticipación, prever el movimiento del usuario.</text:p>
      <text:p text:style-name="P9">8-La apariencia de los elementos debe revelar su comportamiento.</text:p>
      <text:p text:style-name="P9">9-Uniformidad de apariencia y acción, lo elementos iguales se comportan igual y otro deben mostrar una apariencia diferente.</text:p>
      <text:p text:style-name="P9">10-Facilitar que el usuario conozca el orden de importancia.</text:p>
      <text:p text:style-name="P9">11-Emplear colores y contraste para resaltar.</text:p>
      <text:p text:style-name="P9">12-Fomentar el descubrimiento progresivo, mostrando únicamente lo necesario.</text:p>
      <text:p text:style-name="P9">13-Muestra y ofrece ayuda.</text:p>
      <text:p text:style-name="P9">14-Favorecer la Manipulación Directa.</text:p>
      <text:p text:style-name="P9">15-La consecuencia importa.</text:p>
      <text:p text:style-name="P9">16-Organización inteligente reduce la carga cognitiva.</text:p>
      <text:p text:style-name="P10">Tipos de interfaces.</text:p>
      <text:p text:style-name="P9">Resulta de vital importancia, como desarrollador, saber reconocerlos y poder extraer</text:p>
      <text:p text:style-name="P9">las pautas de diseño, los elementos más importantes y las tendencias más populares de cada sector, para tener referencias y tener más claro cómo enfocar cada proyecto al que enfrentarse.</text:p>
      <text:p text:style-name="P9"/>
      <text:p text:style-name="P27">E-Commerce</text:p>
      <text:p text:style-name="P48">Logo, barra de búsqueda muy importante, un carrito, y login</text:p>
      <text:p text:style-name="P48">Menú de hamburguesa con las categorías, un slider <text:span text:style-name="T13">con eventos</text:span></text:p>
      <text:p text:style-name="P48">Productos recomendados, más votados, etc.</text:p>
      <text:p text:style-name="P48">Un footer con secciones de la web, datos del negocio, dirección, cif, telf</text:p>
      <text:p text:style-name="P49"><text:span text:style-name="T17">Dentro de un producto: fotos, titulo, opiniones, precio, rrss, caraterísticas del producto,productos recomendados</text:span></text:p>
      <text:p text:style-name="P34"/>
      <text:p text:style-name="P34"/>
      <text:p text:style-name="P27">Web empresarial,<text:span text:style-name="T14">Corporativas</text:span></text:p>
      <text:p text:style-name="P46">Logo, menú y un buscador pequeñito.</text:p>
      <text:p text:style-name="P46">Sliders, <text:span text:style-name="T15">zona de registro/login, eventos, RRSS</text:span></text:p>
      <text:p text:style-name="P46">Te presentan varios productos distintos de sus categorías, elementos multimedia como vídeos, testimonios de gente, poner cosas antiguas para recordar productos antiguos (vintage), información sobre la empresa en el footer, sección de manuales, actualizaciones de drivers. </text:p>
      <text:p text:style-name="P47"><text:span text:style-name="T16">Tienen un apartado de tienda similar a las del e-comerce</text:span></text:p>
      <text:p text:style-name="P9"/>
      <text:p text:style-name="P9"/>
      <text:p text:style-name="P27">Web personal/Portfolio</text:p>
      <text:p text:style-name="P43">Logo, una foto muy grande de fondo o un slider de fondo, menu, un mini buscador, un pie pequeño.</text:p>
      <text:p text:style-name="P43"/>
      <text:p text:style-name="P45"><text:span text:style-name="T18">En el menú, podemos encontrar noticias tipo blog. Biografía, obras, una pequeña tienda para vender, <text:s/>una zona de media con videos y fotos, contacto, </text:span><text:span text:style-name="T19">RRSS.</text:span></text:p>
      <text:p text:style-name="P44"/>
      <text:p text:style-name="P44">Portada con una imagen, sobre mí, hacerlo todo sobre la misma página.</text:p>
      <text:p text:style-name="P44"/>
      <text:p text:style-name="P44">Mostrar precios, formulario de contacto simple, que incluye el servicio, ser claro con lo que incluye y lo que no, forma de pago.</text:p>
      <text:p text:style-name="P44"/>
      <text:p text:style-name="P35">Imágenes con las empresas que has trabajado, footer con datos, </text:p>
      <text:p text:style-name="P27"/>
      <text:p text:style-name="P10">Catálogo multimedia</text:p>
      <text:p text:style-name="P40">Youtube. Buscador con bastante presencia y a la dcha login y demás, <text:span text:style-name="T20">menú</text:span> izq con <text:span text:style-name="T20">categorías</text:span>, cuadricula con videos. Cuando entras en un video muestra <text:span text:style-name="T20">descripción</text:span>, fecha, likes, contenidos relacionados, subscriptores, <text:span text:style-name="T20">visualizaciones</text:span>, publicidad, comentarios.</text:p>
      <text:p text:style-name="P40">Vimeo, dailymotion.</text:p>
      <text:p text:style-name="P41">Flickr. Enfocada a fotos. Ubicación, cámara, etiquetas.</text:p>
      <text:p text:style-name="P41">Spotify, discos, playlist…</text:p>
      <text:p text:style-name="P41">Soundcloud, bandcamp</text:p>
      <text:p text:style-name="P36">Los contenidos los aporta el usuario</text:p>
      <text:p text:style-name="P36"/>
      <text:p text:style-name="P29">Redes sociales</text:p>
      <text:p text:style-name="P50">Twitter, facebook, instagram, linkedin</text:p>
      <text:p text:style-name="P50">Los contenidos los aporta el usuario.</text:p>
      <text:p text:style-name="P50">Retweets, citado,</text:p>
      <text:p text:style-name="P51">Barra de búsqueda media, login. Al centro el contenido, laterales accesos directos, amigos</text:p>
      <text:p text:style-name="P37">Me gusta, comentar, compartir</text:p>
      <text:p text:style-name="P37"/>
      <text:p text:style-name="P27">Wikis y fandoms</text:p>
      <text:p text:style-name="P42">Se basan en la mecánica que la gente puede aportar con su información.</text:p>
      <text:p text:style-name="P42">Wikipedia, menu lateral izq, dcha arriba un buscador y login. Varios idiomas, <text:span text:style-name="T21">enciclopedia. Hay muchísimos enlaces. Se muestran artículos, actualidad. Muchos idiomas en el lateral, .</text:span></text:p>
      <text:p text:style-name="P38">Wki GW2,en el centro un peque;o menú con apartados del juego, WvsW, combate, personajes, mapas, secretos, eventos</text:p>
      <text:p text:style-name="P38"/>
      <text:p text:style-name="P38"/>
      <text:p text:style-name="P27">Enseñanza</text:p>
      <text:p text:style-name="P27"/>
      <text:p text:style-name="P27">E-learning</text:p>
      <text:p text:style-name="P27"/>
      <text:p text:style-name="P30">Blogs</text:p>
      <text:p text:style-name="P30"/>
      <text:p text:style-name="P52">Header con un logo y titulo.</text:p>
      <text:p text:style-name="P52">Cada entrada debe de tener una f<text:span text:style-name="T7">echa de publicación</text:span>, <text:span text:style-name="T8">autor</text:span><text:span text:style-name="T22">, </text:span>algunas fotos/vídeos y cada una debe de ser una caja independiente. Pueden tener etiquetas. <text:span text:style-name="T23">Etiquetas relacionadas, banners. Un blog es como un diario. ASIDE con todo eso y fechas, etc..</text:span></text:p>
      <text:p text:style-name="P39">La cronología es importante.</text:p>
      <text:p text:style-name="P62"><text:span text:style-name="T27">3. </text:span>Diseño de web adaptable</text:p>
      <text:p text:style-name="P53">Es conocido como RWD, Responsive Web Design, cuyo objetivo es adaptar la apariencia de las páginas al dispositivo que se esté utilizando. Concepto de “One Web” hace referencia de construir una web para todos.</text:p>
      <text:p text:style-name="P53"/>
      <text:p text:style-name="P31">Fundamento del diseño web adaptable</text:p>
      <text:p text:style-name="P31"/>
      <text:p text:style-name="P54">Debido al aumento de uso de dispositivos móviles es por el que el diseño web adaptable, se ha vuelto tan popular. Con una sola versión de CSS y HTML se cubren todas las resoluciones de pantalla beneficiando la experiencia de usuario frente a páginas de ancho fijo, reduciendo costes de creación y mantenimiento.</text:p>
      <text:p text:style-name="P54"/>
      <text:p text:style-name="P31">Ventajas del uso del RWD.</text:p>
      <text:p text:style-name="P55"/>
      <text:p text:style-name="P57"><text:span text:style-name="T25">Usuario: Navegación más visual, fácil, creativa y cómodo acceso.</text:span></text:p>
      <text:p text:style-name="P58"><text:span text:style-name="T24">Desarrollador: No necesita hacer distintas opciones de un mismo diseño.</text:span></text:p>
      <text:p text:style-name="P58"><text:span text:style-name="T24">Propietario: Reducción de costes y la actualización de información se hace de una vez.</text:span></text:p>
      <text:p text:style-name="P58"><text:span text:style-name="T24">Seo: Es más fácil de posicionar un site.</text:span></text:p>
      <text:p text:style-name="P58"><text:span text:style-name="T24"/></text:p>
      <text:p text:style-name="P32"><text:span text:style-name="T26">Funcionamiento del Diseño Web Adaptable.</text:span></text:p>
      <text:p text:style-name="P56"><text:span text:style-name="T26"/></text:p>
      <text:p text:style-name="P58"><text:span text:style-name="T24">Gracias a CSS3 como las Media Queries que es una directiva con numerosas opciones de manera que podemos definir reglas especificas para determinadas resoluciones o dispositivos.</text:span></text:p>
      <text:p text:style-name="P59"><text:span text:style-name="T24">Flexbox, herramienta para layout, adaptación automática.</text:span></text:p>
      <text:p text:style-name="P59"><text:span text:style-name="T24">Frameworks: Bootstrap, Material Design, Foundations.</text:span></text:p>
      <text:p text:style-name="P59"><text:span text:style-name="T24">CMS, gestores de contenidos.</text:span></text:p>
      <text:p text:style-name="P5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0-10-31T18:20:04.551000000</dc:date>
    <meta:editing-duration>PT5M24S</meta:editing-duration>
    <meta:editing-cycles>4</meta:editing-cycles>
    <meta:document-statistic meta:table-count="0" meta:image-count="0" meta:object-count="0" meta:page-count="7" meta:paragraph-count="120" meta:word-count="1485" meta:character-count="9806" meta:non-whitespace-character-count="8437"/>
  </office:meta>
</office:document-meta>
</file>